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33% 58%" fo:font-size="10pt" fo:font-style="italic" style:font-size-asian="10pt" style:font-style-asian="italic" style:font-size-complex="10pt" style:font-style-complex="italic"/>
    </style:style>
    <style:style style:name="gr1" style:family="graphic">
      <style:graphic-properties draw:stroke="dash" draw:stroke-dash="Ultrafine_20_2_20_Dots_20_3_20_Dashes"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446cm" fo:min-width="2.30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19cm" fo:min-width="2.36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0.519cm" fo:min-width="2.34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Shape2" draw:style-name="gr1" draw:text-style-name="P1" svg:x1="2.732cm" svg:y1="3.572cm" svg:x2="15.471cm" svg:y2="3.572cm"><text:p/></draw:line><draw:line text:anchor-type="paragraph" draw:z-index="1" draw:name="Shape1" draw:style-name="gr2" draw:text-style-name="P1" svg:x1="7.004cm" svg:y1="1.838cm" svg:x2="7.045cm" svg:y2="4.688cm"><text:p/></draw:line><draw:line text:anchor-type="paragraph" draw:z-index="2" draw:name="Shape1" draw:style-name="gr2" draw:text-style-name="P1" svg:x1="10.788cm" svg:y1="1.799cm" svg:x2="10.829cm" svg:y2="4.63cm"><text:p/></draw:line><draw:line text:anchor-type="paragraph" draw:z-index="3" draw:name="Shape3" draw:style-name="gr2" draw:text-style-name="P1" svg:x1="7.004cm" svg:y1="1.838cm" svg:x2="7.223cm" svg:y2="1.656cm"><text:p/></draw:line><draw:line text:anchor-type="paragraph" draw:z-index="4" draw:name="Shape4" draw:style-name="gr2" draw:text-style-name="P1" svg:x1="7.045cm" svg:y1="4.688cm" svg:x2="7.274cm" svg:y2="4.836cm"><text:p/></draw:line><draw:line text:anchor-type="paragraph" draw:z-index="5" draw:name="Shape3" draw:style-name="gr2" draw:text-style-name="P1" svg:x1="10.61cm" svg:y1="4.812cm" svg:x2="10.829cm" svg:y2="4.63cm"><text:p/></draw:line><draw:line text:anchor-type="paragraph" draw:z-index="6" draw:name="Shape4" draw:style-name="gr2" draw:text-style-name="P1" svg:x1="10.559cm" svg:y1="1.651cm" svg:x2="10.788cm" svg:y2="1.799cm"><text:p/></draw:line><draw:frame text:anchor-type="paragraph" draw:z-index="7" draw:name="Shape5" draw:style-name="gr3" draw:text-style-name="P2" svg:width="0.373cm" svg:height="0.569cm" svg:x="4.708cm" svg:y="1.859cm"><draw:text-box><text:p>n</text:p></draw:text-box></draw:frame><draw:frame text:anchor-type="paragraph" draw:z-index="8" draw:name="Shape5" draw:style-name="gr3" draw:text-style-name="P2" svg:width="0.373cm" svg:height="0.569cm" svg:x="8.678cm" svg:y="1.827cm"><draw:text-box><text:p>n’</text:p></draw:text-box></draw:frame><draw:frame text:anchor-type="paragraph" draw:z-index="9" draw:name="Shape5" draw:style-name="gr3" draw:text-style-name="P2" svg:width="0.373cm" svg:height="0.569cm" svg:x="12.642cm" svg:y="1.842cm"><draw:text-box><text:p>n</text:p></draw:text-box></draw:frame><draw:frame text:anchor-type="paragraph" draw:z-index="10" draw:name="Shape5" draw:style-name="gr4" draw:text-style-name="P4" svg:width="2.202cm" svg:height="0.442cm" svg:x="3.969cm" svg:y="2.953cm"><draw:text-box><text:p text:style-name="P3"><text:span text:style-name="T1">flux incident </text:span><text:span text:style-name="T2">F</text:span></text:p></draw:text-box></draw:frame><draw:custom-shape text:anchor-type="paragraph" draw:z-index="11" draw:name="Shape6" draw:style-name="gr5" draw:text-style-name="P5" svg:width="2.692cm" svg:height="0.99cm" svg:x="3.794cm" svg:y="2.66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6" draw:style-name="gr6" draw:text-style-name="P5" svg:width="2.761cm" svg:height="1.135cm" svg:x="7.544cm" svg:y="2.58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3" draw:name="Shape6" draw:style-name="gr7" draw:text-style-name="P5" svg:width="2.733cm" svg:height="1.135cm" svg:x="11.169cm" svg:y="2.5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4" draw:name="Shape5" draw:style-name="gr8" draw:text-style-name="P4" svg:width="2.349cm" svg:height="0.544cm" svg:x="7.661cm" svg:y="2.935cm"><draw:text-box><text:p text:style-name="P3"><text:span text:style-name="T1">flux transmis </text:span><text:span text:style-name="T2">F</text:span><text:span text:style-name="T3">1</text:span></text:p></draw:text-box></draw:frame><draw:frame text:anchor-type="paragraph" draw:z-index="15" draw:name="Shape5" draw:style-name="gr8" draw:text-style-name="P4" svg:width="2.349cm" svg:height="0.544cm" svg:x="11.277cm" svg:y="2.893cm"><draw:text-box><text:p text:style-name="P3"><text:span text:style-name="T1">flux transmis </text:span><text:span text:style-name="T2">F</text:span><text:span text:style-name="T3">T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0:38:02.459635941</meta:creation-date>
    <dc:date>2020-09-04T11:14:51.350665873</dc:date>
    <meta:editing-duration>PT16M23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